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Consolas" svg:font-family="Consolas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99.99pt"/>
    </style:style>
    <style:style style:name="co4" style:family="table-column">
      <style:table-column-properties fo:break-before="auto" style:column-width="400pt"/>
    </style:style>
    <style:style style:name="co5" style:family="table-column">
      <style:table-column-properties fo:break-before="auto" style:column-width="191.99pt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Accent">
      <style:table-cell-properties style:text-align-source="value-type" style:repeat-content="false"/>
      <style:paragraph-properties fo:margin-left="0pt"/>
    </style:style>
    <style:style style:name="ce19" style:family="table-cell" style:parent-style-name="Accent_20_3">
      <style:table-cell-properties style:text-align-source="fix" style:repeat-content="false"/>
      <style:paragraph-properties fo:text-align="end" fo:margin-left="0pt"/>
    </style:style>
    <style:style style:name="ce20" style:family="table-cell" style:parent-style-name="Default">
      <style:text-properties fo:color="#000000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value-type" style:repeat-content="false"/>
      <style:paragraph-properties fo:margin-left="0pt"/>
    </style:style>
    <style:style style:name="ce4" style:family="table-cell" style:parent-style-name="Accen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Accen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Accen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6" style:family="table-cell" style:parent-style-name="Accent">
      <style:table-cell-properties style:text-align-source="value-type" style:repeat-content="false"/>
      <style:paragraph-properties fo:margin-left="0pt"/>
    </style:style>
    <style:style style:name="ce17" style:family="table-cell" style:parent-style-name="Accen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Accent_20_3">
      <style:table-cell-properties style:text-align-source="fix" style:repeat-content="false"/>
      <style:paragraph-properties fo:text-align="end" fo:margin-left="0pt"/>
    </style:style>
    <style:style style:name="ce22" style:family="table-cell" style:parent-style-name="Default">
      <style:text-properties fo:color="#000000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value-type" style:repeat-content="false"/>
      <style:paragraph-properties fo:margin-left="0pt"/>
    </style:style>
    <style:style style:name="ce12" style:family="table-cell" style:parent-style-name="Accent_20_3">
      <style:table-cell-properties style:text-align-source="value-type" style:repeat-content="false"/>
      <style:paragraph-properties fo:margin-left="0pt"/>
    </style:style>
    <style:style style:name="ce14" style:family="table-cell" style:parent-style-name="Accen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tegories" table:style-name="ta1">
        <table:table-column table:style-name="co1" table:default-cell-style-name="Default"/>
        <table:table-column table:style-name="co2" table:number-columns-repeated="3" table:default-cell-style-name="ce13"/>
        <table:table-column table:style-name="co2" table:number-columns-repeated="2" table:default-cell-style-name="Default"/>
        <table:table-column table:style-name="co2" table:default-cell-style-name="ce13"/>
        <table:table-row table:style-name="ro3">
          <table:table-cell table:style-name="Accent" office:value-type="string" calcext:value-type="string">
            <text:p>Category</text:p>
          </table:table-cell>
          <table:table-cell table:style-name="ce9" office:value-type="string" calcext:value-type="string">
            <text:p>Red</text:p>
          </table:table-cell>
          <table:table-cell table:style-name="ce9" office:value-type="string" calcext:value-type="string">
            <text:p>Green</text:p>
          </table:table-cell>
          <table:table-cell table:style-name="ce9" office:value-type="string" calcext:value-type="string">
            <text:p>Blue</text:p>
          </table:table-cell>
          <table:table-cell table:style-name="Accent"/>
          <table:table-cell table:style-name="Accent" office:value-type="string" calcext:value-type="string">
            <text:p>Color</text:p>
          </table:table-cell>
          <table:table-cell table:style-name="ce9" office:value-type="string" calcext:value-type="string">
            <text:p>Hue</text:p>
          </table:table-cell>
        </table:table-row>
        <table:table-row table:style-name="ro3">
          <table:table-cell office:value-type="string" calcext:value-type="string">
            <text:p><text:span text:style-name="T2">Baseline</text:span> (Background)</text:p>
          </table:table-cell>
          <table:table-cell table:number-columns-repeated="3" office:value-type="float" office:value="30" calcext:value-type="float">
            <text:p>30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<text:span text:style-name="T2">Baseline</text:span> (Foreground)</text:p>
          </table:table-cell>
          <table:table-cell table:number-columns-repeated="3" office:value-type="float" office:value="220" calcext:value-type="float">
            <text:p>22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Caution-1</text:p>
          </table:table-cell>
          <table:table-cell office:value-type="float" office:value="255" calcext:value-type="float">
            <text:p>255</text:p>
          </table:table-cell>
          <table:table-cell office:value-type="float" office:value="210" calcext:value-type="float">
            <text:p>21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Yellow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string" calcext:value-type="string">
            <text:p>Caution-2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Yellow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string" calcext:value-type="string">
            <text:p>Caution-3</text:p>
          </table:table-cell>
          <table:table-cell office:value-type="float" office:value="233" calcext:value-type="float">
            <text:p>233</text:p>
          </table:table-cell>
          <table:table-cell office:value-type="float" office:value="213" calcext:value-type="float">
            <text:p>213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Yellow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string" calcext:value-type="string">
            <text:p>Keyword-1</text:p>
          </table:table-cell>
          <table:table-cell office:value-type="float" office:value="86" calcext:value-type="float">
            <text:p>86</text:p>
          </table:table-cell>
          <table:table-cell office:value-type="float" office:value="156" calcext:value-type="float">
            <text:p>156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Blue</text:p>
          </table:table-cell>
          <table:table-cell office:value-type="float" office:value="138" calcext:value-type="float">
            <text:p>138</text:p>
          </table:table-cell>
        </table:table-row>
        <table:table-row table:style-name="ro3">
          <table:table-cell office:value-type="string" calcext:value-type="string">
            <text:p>Keyword-2</text:p>
          </table:table-cell>
          <table:table-cell office:value-type="float" office:value="156" calcext:value-type="float">
            <text:p>156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Blue</text:p>
          </table:table-cell>
          <table:table-cell office:value-type="float" office:value="134" calcext:value-type="float">
            <text:p>134</text:p>
          </table:table-cell>
        </table:table-row>
        <table:table-row table:style-name="ro3">
          <table:table-cell office:value-type="string" calcext:value-type="string">
            <text:p>Muted-Comment</text:p>
          </table:table-cell>
          <table:table-cell table:number-columns-repeated="3" office:value-type="float" office:value="96" calcext:value-type="float">
            <text:p>96</text:p>
          </table:table-cell>
          <table:table-cell/>
          <table:table-cell office:value-type="string" calcext:value-type="string">
            <text:p>Gray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Muted-Delimiter</text:p>
          </table:table-cell>
          <table:table-cell table:number-columns-repeated="3" office:value-type="float" office:value="128" calcext:value-type="float">
            <text:p>128</text:p>
          </table:table-cell>
          <table:table-cell/>
          <table:table-cell office:value-type="string" calcext:value-type="string">
            <text:p>Gray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Muted-Highlight</text:p>
          </table:table-cell>
          <table:table-cell table:number-columns-repeated="3" office:value-type="float" office:value="80" calcext:value-type="float">
            <text:p>80</text:p>
          </table:table-cell>
          <table:table-cell/>
          <table:table-cell office:value-type="string" calcext:value-type="string">
            <text:p>Gray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Muted-Preprocessor</text:p>
          </table:table-cell>
          <table:table-cell table:number-columns-repeated="3" table:style-name="Default" office:value-type="float" office:value="160" calcext:value-type="float">
            <text:p>160</text:p>
          </table:table-cell>
          <table:table-cell/>
          <table:table-cell office:value-type="string" calcext:value-type="string">
            <text:p>Gray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Numeric-Literal</text:p>
          </table:table-cell>
          <table:table-cell office:value-type="float" office:value="181" calcext:value-type="float">
            <text:p>181</text:p>
          </table:table-cell>
          <table:table-cell office:value-type="float" office:value="206" calcext:value-type="float">
            <text:p>206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Green</text:p>
          </table:table-cell>
          <table:table-cell office:value-type="float" office:value="66" calcext:value-type="float">
            <text:p>66</text:p>
          </table:table-cell>
        </table:table-row>
        <table:table-row table:style-name="ro3">
          <table:table-cell office:value-type="string" calcext:value-type="string">
            <text:p>Squiggles-Green</text:p>
          </table:table-cell>
          <table:table-cell office:value-type="float" office:value="149" calcext:value-type="float">
            <text:p>149</text:p>
          </table:table-cell>
          <table:table-cell office:value-type="float" office:value="219" calcext:value-type="float">
            <text:p>21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Green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office:value-type="string" calcext:value-type="string">
            <text:p>Squiggles-Red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04" calcext:value-type="float">
            <text:p>104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ing-1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Magenta</text:p>
          </table:table-cell>
          <table:table-cell office:value-type="float" office:value="200" calcext:value-type="float">
            <text:p>200</text:p>
          </table:table-cell>
        </table:table-row>
        <table:table-row table:style-name="ro3">
          <table:table-cell office:value-type="string" calcext:value-type="string">
            <text:p>String-2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Purple</text:p>
          </table:table-cell>
          <table:table-cell office:value-type="float" office:value="160" calcext:value-type="float">
            <text:p>160</text:p>
          </table:table-cell>
        </table:table-row>
        <table:table-row table:style-name="ro3">
          <table:table-cell office:value-type="string" calcext:value-type="string">
            <text:p>String-3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Magenta</text:p>
          </table:table-cell>
          <table:table-cell office:value-type="float" office:value="200" calcext:value-type="float">
            <text:p>200</text:p>
          </table:table-cell>
        </table:table-row>
        <table:table-row table:style-name="ro3">
          <table:table-cell office:value-type="string" calcext:value-type="string">
            <text:p>Type-1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Cyan</text:p>
          </table:table-cell>
          <table:table-cell office:value-type="float" office:value="112" calcext:value-type="float">
            <text:p>112</text:p>
          </table:table-cell>
        </table:table-row>
        <table:table-row table:style-name="ro3">
          <table:table-cell office:value-type="string" calcext:value-type="string">
            <text:p>Type-2</text:p>
          </table:table-cell>
          <table:table-cell office:value-type="float" office:value="124" calcext:value-type="float">
            <text:p>124</text:p>
          </table:table-cell>
          <table:table-cell office:value-type="float" office:value="216" calcext:value-type="float">
            <text:p>216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Cyan</text:p>
          </table:table-cell>
          <table:table-cell office:value-type="float" office:value="112" calcext:value-type="float">
            <text:p>112</text:p>
          </table:table-cell>
        </table:table-row>
        <table:table-row table:style-name="ro3">
          <table:table-cell office:value-type="string" calcext:value-type="string">
            <text:p>Variable-Alt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133" calcext:value-type="float">
            <text:p>133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</table:table-row>
        <table:table-row table:style-name="ro3" table:number-rows-repeated="1048554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Text Editor v1" table:style-name="ta1">
        <table:table-column table:style-name="co1" table:default-cell-style-name="Default"/>
        <table:table-column table:style-name="co2" table:number-columns-repeated="6" table:default-cell-style-name="ce1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1" table:default-cell-style-name="Default"/>
        <table:table-row table:style-name="ro2">
          <table:table-cell table:style-name="ce16"/>
          <table:table-cell table:style-name="ce17" office:value-type="string" calcext:value-type="string" table:number-columns-spanned="3" table:number-rows-spanned="1">
            <text:p>Foreground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17"/>
          <table:table-cell table:style-name="ce16" table:number-columns-repeated="3"/>
          <table:table-cell table:style-name="ce23" table:number-columns-repeated="1011"/>
        </table:table-row>
        <table:table-row table:style-name="ro2">
          <table:table-cell table:style-name="Accent" office:value-type="string" calcext:value-type="string">
            <text:p>Display item</text:p>
          </table:table-cell>
          <table:table-cell table:style-name="ce9" office:value-type="string" calcext:value-type="string">
            <text:p>Red</text:p>
          </table:table-cell>
          <table:table-cell table:style-name="ce9" office:value-type="string" calcext:value-type="string">
            <text:p>Green</text:p>
          </table:table-cell>
          <table:table-cell table:style-name="ce9" office:value-type="string" calcext:value-type="string">
            <text:p>Blue</text:p>
          </table:table-cell>
          <table:table-cell table:style-name="ce9" office:value-type="string" calcext:value-type="string">
            <text:p>Red</text:p>
          </table:table-cell>
          <table:table-cell table:style-name="ce9" office:value-type="string" calcext:value-type="string">
            <text:p>Green</text:p>
          </table:table-cell>
          <table:table-cell table:style-name="ce9" office:value-type="string" calcext:value-type="string">
            <text:p>Blue</text:p>
          </table:table-cell>
          <table:table-cell table:style-name="Accent"/>
          <table:table-cell table:style-name="Accent" office:value-type="string" calcext:value-type="string">
            <text:p>Name in settings file</text:p>
          </table:table-cell>
          <table:table-cell table:style-name="Accent" office:value-type="string" calcext:value-type="string">
            <text:p>Not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ace Matching</text:p>
          </table:table-cell>
          <table:table-cell table:number-columns-repeated="8"/>
          <table:table-cell office:value-type="string" calcext:value-type="string">
            <text:p>Consider using background (24,64,112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ace Matching (Rectangle)</text:p>
          </table:table-cell>
          <table:table-cell table:number-columns-repeated="3"/>
          <table:table-cell table:number-columns-repeated="3" office:value-type="float" office:value="64" calcext:value-type="float">
            <text:p>64</text:p>
          </table:table-cell>
          <table:table-cell/>
          <table:table-cell office:value-type="string" calcext:value-type="string">
            <text:p>Brace Matching (Rectangle)</text:p>
          </table:table-cell>
          <table:table-cell office:value-type="string" calcext:value-type="string">
            <text:p>Consider using background (24,64,112), Is this only for C/C++?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mment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Commen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mpiler Error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table:number-columns-repeated="4"/>
          <table:table-cell office:value-type="string" calcext:value-type="string">
            <text:p>compiler error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xcluded Code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4"/>
          <table:table-cell office:value-type="string" calcext:value-type="string">
            <text:p>Excluded Code</text:p>
          </table:table-cell>
          <table:table-cell office:value-type="string" calcext:value-type="string">
            <text:p>Consider using same colors as "Comment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# Disposable Values (locals)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 office:value-type="string" calcext:value-type="string">
            <text:p>Automatic</text:p>
          </table:covered-table-cell>
          <table:table-cell table:number-columns-repeated="4"/>
          <table:table-cell office:value-type="string" calcext:value-type="string">
            <text:p>FSharp.DisposableLocaValue</text:p>
          </table:table-cell>
          <table:table-cell office:value-type="string" calcext:value-type="string">
            <text:p>Automatic inherits "Identifier"→"Plain Text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#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 office:value-type="string" calcext:value-type="string">
            <text:p>Automatic</text:p>
          </table:covered-table-cell>
          <table:table-cell table:number-columns-repeated="4"/>
          <table:table-cell office:value-type="string" calcext:value-type="string">
            <text:p>FSharp.Function</text:p>
          </table:table-cell>
          <table:table-cell office:value-type="string" calcext:value-type="string">
            <text:p>Automatic inherits "Identifier"→"Plain Text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ighlighted Definition</text:p>
          </table:table-cell>
          <table:table-cell table:number-columns-repeated="8"/>
          <table:table-cell office:value-type="string" calcext:value-type="string">
            <text:p>Consider using foreground and background (24,64,112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ighlighted Reference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22" office:value-type="string" calcext:value-type="string">
            <text:p>MarkerFormatDefinition/HighlightedReference</text:p>
          </table:table-cell>
          <table:table-cell office:value-type="string" calcext:value-type="string">
            <text:p>Consider using automatic foreground w/ background (24,64,112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eprocessor Keyword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style-name="ce22" office:value-type="string" calcext:value-type="string">
            <text:p>Preprocessor Keywor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ring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Str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ring – Escape Character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string – escape character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ring – Verbatim</text:p>
          </table:table-cell>
          <table:table-cell table:number-columns-repeated="8"/>
          <table:table-cell office:value-type="string" calcext:value-type="string">
            <text:p>Consider using same colors as "String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ack Changes after save</text:p>
          </table:table-cell>
          <table:table-cell table:number-columns-repeated="3"/>
          <table:table-cell table:number-columns-repeated="3" office:value-type="float" office:value="96" calcext:value-type="float">
            <text:p>96</text:p>
          </table:table-cell>
          <table:table-cell/>
          <table:table-cell office:value-type="string" calcext:value-type="string">
            <text:p>Track Changes after s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ack Changes before save</text:p>
          </table:table-cell>
          <table:table-cell table:number-columns-repeated="3"/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ack Changes before s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ser Members – Extension Method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 office:value-type="string" calcext:value-type="string">
            <text:p>Automatic</text:p>
          </table:covered-table-cell>
          <table:table-cell table:number-columns-repeated="4"/>
          <table:table-cell office:value-type="string" calcext:value-type="string">
            <text:p>extension method name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ser Members – Local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 office:value-type="string" calcext:value-type="string">
            <text:p>Automatic</text:p>
          </table:covered-table-cell>
          <table:table-cell table:number-columns-repeated="4"/>
          <table:table-cell office:value-type="string" calcext:value-type="string">
            <text:p>local name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ser Members – Method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 office:value-type="string" calcext:value-type="string">
            <text:p>Automatic</text:p>
          </table:covered-table-cell>
          <table:table-cell table:number-columns-repeated="4"/>
          <table:table-cell office:value-type="string" calcext:value-type="string">
            <text:p>method name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ser Types – Enum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 office:value-type="string" calcext:value-type="string">
            <text:p>Automatic</text:p>
          </table:covered-table-cell>
          <table:table-cell table:number-columns-repeated="4"/>
          <table:table-cell office:value-type="string" calcext:value-type="string">
            <text:p>enum name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XAML Comment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XAML Comment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XML Comment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XML Commen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XML Doc Comment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table:style-name="ce22" office:value-type="string" calcext:value-type="string">
            <text:p>XML Doc Comment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XML Doc Tag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XML Doc Tag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table:style-name="Accent_20_3"/>
          <table:table-cell table:style-name="ce18" table:number-columns-repeated="6"/>
          <table:table-cell table:style-name="Accent_20_3" table:number-columns-repeated="3"/>
          <table:table-cell table:number-columns-repeated="1011"/>
        </table:table-row>
        <table:table-row table:style-name="ro2">
          <table:table-cell office:value-type="string" calcext:value-type="string">
            <text:p>CSS Comment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CSS Comment</text:p>
          </table:table-cell>
          <table:table-cell office:value-type="string" calcext:value-type="string">
            <text:p>This one got stomped, match colors with "Comment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TML Client Template Value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HtmlClientTemplateValueFormatDefinition</text:p>
          </table:table-cell>
          <table:table-cell office:value-type="string" calcext:value-type="string">
            <text:p>This one got stomped, match colors with "String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TML Comment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HTML Comment</text:p>
          </table:table-cell>
          <table:table-cell office:value-type="string" calcext:value-type="string">
            <text:p>This one got stomped, match colors with "Comment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ser Types – Structure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office:value-type="string" calcext:value-type="string">
            <text:p>struct name</text:p>
          </table:table-cell>
          <table:table-cell office:value-type="string" calcext:value-type="string">
            <text:p>This one got stomped, consider using default</text:p>
          </table:table-cell>
          <table:table-cell table:number-columns-repeated="1011"/>
        </table:table-row>
        <table:table-row table:style-name="ro2">
          <table:table-cell table:style-name="Accent_20_3"/>
          <table:table-cell table:style-name="ce18" table:number-columns-repeated="6"/>
          <table:table-cell table:style-name="Accent_20_3" table:number-columns-repeated="3"/>
          <table:table-cell table:number-columns-repeated="1011"/>
        </table:table-row>
        <table:table-row table:style-name="ro2">
          <table:table-cell office:value-type="string" calcext:value-type="string">
            <text:p>ASM Directive</text:p>
          </table:table-cell>
          <table:table-cell office:value-type="float" office:value="255" calcext:value-type="float">
            <text:p>255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M Directive</text:p>
          </table:table-cell>
          <table:table-cell office:value-type="string" calcext:value-type="string">
            <text:p>Match colors with F# mutable (255, 210, 28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SM FpuInstruction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M FpuInstruction</text:p>
          </table:table-cell>
          <table:table-cell office:value-type="string" calcext:value-type="string">
            <text:p>Highlight?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SM Identifier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M Identifier</text:p>
          </table:table-cell>
          <table:table-cell office:value-type="string" calcext:value-type="string">
            <text:p>Highlight?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SM Number</text:p>
          </table:table-cell>
          <table:table-cell office:value-type="float" office:value="181" calcext:value-type="float">
            <text:p>181</text:p>
          </table:table-cell>
          <table:table-cell office:value-type="float" office:value="206" calcext:value-type="float">
            <text:p>206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office:value-type="string" calcext:value-type="string">
            <text:p>ASM Number</text:p>
          </table:table-cell>
          <table:table-cell office:value-type="string" calcext:value-type="string">
            <text:p>Match colors with "Number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SM Register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ASM Regist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SM SimdInstruction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ld</text:p>
          </table:table-cell>
          <table:table-cell office:value-type="string" calcext:value-type="string">
            <text:p>ASM SimdInstruction</text:p>
          </table:table-cell>
          <table:table-cell office:value-type="string" calcext:value-type="string">
            <text:p>Highlight?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SM String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ASM String</text:p>
          </table:table-cell>
          <table:table-cell office:value-type="string" calcext:value-type="string">
            <text:p>Match colors with "String"</text:p>
          </table:table-cell>
          <table:table-cell table:number-columns-repeated="1011"/>
        </table:table-row>
        <table:table-row table:style-name="ro2">
          <table:table-cell table:style-name="Accent_20_3"/>
          <table:table-cell table:style-name="ce18" table:number-columns-repeated="6"/>
          <table:table-cell table:style-name="Accent_20_3" table:number-columns-repeated="3"/>
          <table:table-cell table:number-columns-repeated="1011"/>
        </table:table-row>
        <table:table-row table:style-name="ro2">
          <table:table-cell office:value-type="string" calcext:value-type="string">
            <text:p>C++ Function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4"/>
          <table:table-cell office:value-type="string" calcext:value-type="string">
            <text:p>CppFunctionSemanticTokenFormat</text:p>
          </table:table-cell>
          <table:table-cell office:value-type="string" calcext:value-type="string">
            <text:p>Match colors with baselin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Keyword – Control</text:p>
          </table:table-cell>
          <table:table-cell office:value-type="float" office:value="86" calcext:value-type="float">
            <text:p>86</text:p>
          </table:table-cell>
          <table:table-cell office:value-type="float" office:value="156" calcext:value-type="float">
            <text:p>156</text:p>
          </table:table-cell>
          <table:table-cell office:value-type="float" office:value="214" calcext:value-type="float">
            <text:p>214</text:p>
          </table:table-cell>
          <table:table-cell table:number-columns-repeated="4"/>
          <table:table-cell office:value-type="string" calcext:value-type="string">
            <text:p>CppControlKeywordSyntacticTokenFormat</text:p>
          </table:table-cell>
          <table:table-cell office:value-type="string" calcext:value-type="string">
            <text:p>Match with keywor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Local Variable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4"/>
          <table:table-cell office:value-type="string" calcext:value-type="string">
            <text:p>CppLocalVariableSemanticTokenFormat</text:p>
          </table:table-cell>
          <table:table-cell office:value-type="string" calcext:value-type="string">
            <text:p>Match colors with baselin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Macros</text:p>
          </table:table-cell>
          <table:table-cell office:value-type="float" office:value="86" calcext:value-type="float">
            <text:p>86</text:p>
          </table:table-cell>
          <table:table-cell office:value-type="float" office:value="156" calcext:value-type="float">
            <text:p>156</text:p>
          </table:table-cell>
          <table:table-cell office:value-type="float" office:value="214" calcext:value-type="float">
            <text:p>214</text:p>
          </table:table-cell>
          <table:table-cell table:number-columns-repeated="4"/>
          <table:table-cell office:value-type="string" calcext:value-type="string">
            <text:p>CppMacroSemanticTokenFormat</text:p>
          </table:table-cell>
          <table:table-cell office:value-type="string" calcext:value-type="string">
            <text:p>Match with keyword, 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Member Function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4"/>
          <table:table-cell office:value-type="string" calcext:value-type="string">
            <text:p>CppMemberFunctionSemanticTokenFormat</text:p>
          </table:table-cell>
          <table:table-cell office:value-type="string" calcext:value-type="string">
            <text:p>Match colors with baselin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Parameter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4"/>
          <table:table-cell office:value-type="string" calcext:value-type="string">
            <text:p>CppParameterSemanticTokenFormat</text:p>
          </table:table-cell>
          <table:table-cell office:value-type="string" calcext:value-type="string">
            <text:p>Match colors with baselin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String – Delimiter Character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CppStringDelimiterCharacterSyntacticTokenFormat</text:p>
          </table:table-cell>
          <table:table-cell office:value-type="string" calcext:value-type="string">
            <text:p>Match colors with "String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String – Escape Character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CppStringEscapeCharacterSyntacticTokenFormat</text:p>
          </table:table-cell>
          <table:table-cell office:value-type="string" calcext:value-type="string">
            <text:p><text:span text:style-name="T2">Match colors with "String – Escape Character</text:span>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Suggested Action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ppSuggestedActionFormat</text:p>
          </table:table-cell>
          <table:table-cell office:value-type="string" calcext:value-type="string">
            <text:p>Highlight?</text:p>
          </table:table-cell>
          <table:table-cell table:number-columns-repeated="1011"/>
        </table:table-row>
        <table:table-row table:style-name="ro2" table:number-rows-repeated="1048527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Text Editor v2" table:style-name="ta1">
        <table:table-column table:style-name="co1" table:default-cell-style-name="Default"/>
        <table:table-column table:style-name="co2" table:number-columns-repeated="6" table:default-cell-style-name="ce13"/>
        <table:table-column table:style-name="co2" table:default-cell-style-name="ce21"/>
        <table:table-column table:style-name="co2" table:default-cell-style-name="Default"/>
        <table:table-column table:style-name="co5" table:default-cell-style-name="Default"/>
        <table:table-column table:style-name="co2" table:number-columns-repeated="1004" table:default-cell-style-name="Default"/>
        <table:table-row table:style-name="ro2">
          <table:table-cell table:style-name="ce12" office:value-type="string" calcext:value-type="string">
            <text:p>Visual Studio 2022 Dark Theme Overrides</text:p>
          </table:table-cell>
          <table:table-cell table:style-name="ce17" office:value-type="string" calcext:value-type="string" table:number-columns-spanned="3" table:number-rows-spanned="1">
            <text:p>Foreground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17"/>
          <table:table-cell table:style-name="ce14"/>
          <table:table-cell table:style-name="ce16" table:number-columns-repeated="47"/>
          <table:table-cell table:style-name="ce23" table:number-columns-repeated="959"/>
        </table:table-row>
        <table:table-row table:style-name="ro2">
          <table:table-cell table:style-name="Accent" office:value-type="string" calcext:value-type="string">
            <text:p>Display item</text:p>
          </table:table-cell>
          <table:table-cell table:style-name="ce9" office:value-type="string" calcext:value-type="string">
            <text:p>Red</text:p>
          </table:table-cell>
          <table:table-cell table:style-name="ce9" office:value-type="string" calcext:value-type="string">
            <text:p>Green</text:p>
          </table:table-cell>
          <table:table-cell table:style-name="ce9" office:value-type="string" calcext:value-type="string">
            <text:p>Blue</text:p>
          </table:table-cell>
          <table:table-cell table:style-name="ce9" office:value-type="string" calcext:value-type="string">
            <text:p>Red</text:p>
          </table:table-cell>
          <table:table-cell table:style-name="ce9" office:value-type="string" calcext:value-type="string">
            <text:p>Green</text:p>
          </table:table-cell>
          <table:table-cell table:style-name="ce9" office:value-type="string" calcext:value-type="string">
            <text:p>Blue</text:p>
          </table:table-cell>
          <table:table-cell table:style-name="ce14" office:value-type="string" calcext:value-type="string">
            <text:p>Default</text:p>
          </table:table-cell>
          <table:table-cell table:style-name="Accent" office:value-type="string" calcext:value-type="string">
            <text:p>Bold</text:p>
          </table:table-cell>
          <table:table-cell table:style-name="Accent" office:value-type="string" calcext:value-type="string">
            <text:p>Category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lain Text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]=&quot;Default&quot;)OR([.B3]=&quot;&quot;))AND(([.E3]=&quot;Default&quot;)OR([.E3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Visible White Space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spanned="3" table:number-rows-spanned="1"/>
          <table:covered-table-cell table:number-columns-repeated="2"/>
          <table:table-cell table:style-name="ce15" table:formula="of:=IF((([.B4]=&quot;Default&quot;)OR([.B4]=&quot;&quot;))AND(([.E4]=&quot;Default&quot;)OR([.E4]=&quot;&quot;)); &quot;X&quot;; &quot;&quot;)">
            <text:p/>
          </table:table-cell>
          <table:table-cell/>
          <table:table-cell office:value-type="string" calcext:value-type="string">
            <text:p>Muted-Highligh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race Matching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number-columns-repeated="3" office:value-type="float" office:value="80" calcext:value-type="float">
            <text:p>80</text:p>
          </table:table-cell>
          <table:table-cell table:style-name="ce15" table:formula="of:=IF((([.B5]=&quot;Default&quot;)OR([.B5]=&quot;&quot;))AND(([.E5]=&quot;Default&quot;)OR([.E5]=&quot;&quot;)); &quot;X&quot;; &quot;&quot;)">
            <text:p/>
          </table:table-cell>
          <table:table-cell/>
          <table:table-cell office:value-type="string" calcext:value-type="string">
            <text:p>Muted-Highligh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race Matching (Rectangle)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number-columns-repeated="3" office:value-type="float" office:value="80" calcext:value-type="float">
            <text:p>80</text:p>
          </table:table-cell>
          <table:table-cell table:style-name="ce15" table:formula="of:=IF((([.B6]=&quot;Default&quot;)OR([.B6]=&quot;&quot;))AND(([.E6]=&quot;Default&quot;)OR([.E6]=&quot;&quot;)); &quot;X&quot;; &quot;&quot;)">
            <text:p/>
          </table:table-cell>
          <table:table-cell/>
          <table:table-cell office:value-type="string" calcext:value-type="string">
            <text:p>Muted-Highlight</text:p>
          </table:table-cell>
          <table:table-cell office:value-type="string" calcext:value-type="string">
            <text:p>???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/C++ User Keyword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]=&quot;Default&quot;)OR([.B7]=&quot;&quot;))AND(([.E7]=&quot;Default&quot;)OR([.E7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Class Templat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]=&quot;Default&quot;)OR([.B8]=&quot;&quot;))AND(([.E8]=&quot;Default&quot;)OR([.E8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Enumerator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]=&quot;Default&quot;)OR([.B9]=&quot;&quot;))AND(([.E9]=&quot;Default&quot;)OR([.E9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Event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]=&quot;Default&quot;)OR([.B10]=&quot;&quot;))AND(([.E10]=&quot;Default&quot;)OR([.E10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Field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]=&quot;Default&quot;)OR([.B11]=&quot;&quot;))AND(([.E11]=&quot;Default&quot;)OR([.E11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Functions Template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]=&quot;Default&quot;)OR([.B12]=&quot;&quot;))AND(([.E12]=&quot;Default&quot;)OR([.E12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3]=&quot;Default&quot;)OR([.B13]=&quot;&quot;))AND(([.E13]=&quot;Default&quot;)OR([.E13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Keyword – Control</text:p>
          </table:table-cell>
          <table:table-cell office:value-type="float" office:value="86" calcext:value-type="float">
            <text:p>86</text:p>
          </table:table-cell>
          <table:table-cell office:value-type="float" office:value="156" calcext:value-type="float">
            <text:p>15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4]=&quot;Default&quot;)OR([.B14]=&quot;&quot;))AND(([.E14]=&quot;Default&quot;)OR([.E14]=&quot;&quot;)); &quot;X&quot;; &quot;&quot;)">
            <text:p/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Label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5]=&quot;Default&quot;)OR([.B15]=&quot;&quot;))AND(([.E15]=&quot;Default&quot;)OR([.E15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Local Variable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6]=&quot;Default&quot;)OR([.B16]=&quot;&quot;))AND(([.E16]=&quot;Default&quot;)OR([.E16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Macros</text:p>
          </table:table-cell>
          <table:table-cell office:value-type="float" office:value="156" calcext:value-type="float">
            <text:p>156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7]=&quot;Default&quot;)OR([.B17]=&quot;&quot;))AND(([.E17]=&quot;Default&quot;)OR([.E17]=&quot;&quot;)); &quot;X&quot;; &quot;&quot;)">
            <text:p/>
          </table:table-cell>
          <table:table-cell/>
          <table:table-cell office:value-type="string" calcext:value-type="string">
            <text:p>Keyword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Member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8]=&quot;Default&quot;)OR([.B18]=&quot;&quot;))AND(([.E18]=&quot;Default&quot;)OR([.E18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Member Operator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9]=&quot;Default&quot;)OR([.B19]=&quot;&quot;))AND(([.E19]=&quot;Default&quot;)OR([.E19]=&quot;&quot;)); &quot;X&quot;; &quot;&quot;)">
            <text:p/>
          </table:table-cell>
          <table:table-cell/>
          <table:table-cell office:value-type="string" calcext:value-type="string">
            <text:p>(Transparent)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Namespace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0]=&quot;Default&quot;)OR([.B20]=&quot;&quot;))AND(([.E20]=&quot;Default&quot;)OR([.E20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new/delete Operator Function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1]=&quot;Default&quot;)OR([.B21]=&quot;&quot;))AND(([.E21]=&quot;Default&quot;)OR([.E21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Operator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2]=&quot;Default&quot;)OR([.B22]=&quot;&quot;))AND(([.E22]=&quot;Default&quot;)OR([.E22]=&quot;&quot;)); &quot;X&quot;; &quot;&quot;)">
            <text:p/>
          </table:table-cell>
          <table:table-cell/>
          <table:table-cell office:value-type="string" calcext:value-type="string">
            <text:p>(Transparent)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Parameter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3]=&quot;Default&quot;)OR([.B23]=&quot;&quot;))AND(([.E23]=&quot;Default&quot;)OR([.E23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Propertie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4]=&quot;Default&quot;)OR([.B24]=&quot;&quot;))AND(([.E24]=&quot;Default&quot;)OR([.E24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Static Field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5]=&quot;Default&quot;)OR([.B25]=&quot;&quot;))AND(([.E25]=&quot;Default&quot;)OR([.E25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Static Member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6]=&quot;Default&quot;)OR([.B26]=&quot;&quot;))AND(([.E26]=&quot;Default&quot;)OR([.E26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String – Delimiter Character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7]=&quot;Default&quot;)OR([.B27]=&quot;&quot;))AND(([.E27]=&quot;Default&quot;)OR([.E27]=&quot;&quot;)); &quot;X&quot;; &quot;&quot;)">
            <text:p/>
          </table:table-cell>
          <table:table-cell/>
          <table:table-cell office:value-type="string" calcext:value-type="string">
            <text:p>String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String – Escape Character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8]=&quot;Default&quot;)OR([.B28]=&quot;&quot;))AND(([.E28]=&quot;Default&quot;)OR([.E28]=&quot;&quot;)); &quot;X&quot;; &quot;&quot;)">
            <text:p/>
          </table:table-cell>
          <table:table-cell/>
          <table:table-cell office:value-type="string" calcext:value-type="string">
            <text:p>String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Suggested Action</text:p>
          </table:table-cell>
          <table:table-cell office:value-type="float" office:value="149" calcext:value-type="float">
            <text:p>149</text:p>
          </table:table-cell>
          <table:table-cell office:value-type="float" office:value="219" calcext:value-type="float">
            <text:p>219</text:p>
          </table:table-cell>
          <table:table-cell office:value-type="float" office:value="125" calcext:value-type="float">
            <text:p>125</text:p>
          </table:table-cell>
          <table:table-cell table:number-columns-spanned="3" table:number-rows-spanned="1"/>
          <table:covered-table-cell table:number-columns-repeated="2"/>
          <table:table-cell table:style-name="ce15" table:formula="of:=IF((([.B29]=&quot;Default&quot;)OR([.B29]=&quot;&quot;))AND(([.E29]=&quot;Default&quot;)OR([.E29]=&quot;&quot;)); &quot;X&quot;; &quot;&quot;)">
            <text:p/>
          </table:table-cell>
          <table:table-cell/>
          <table:table-cell office:value-type="string" calcext:value-type="string">
            <text:p>Squiggles-Green</text:p>
          </table:table-cell>
          <table:table-cell office:value-type="string" calcext:value-type="string">
            <text:p>???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++ User Defined Literals (Number)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0]=&quot;Default&quot;)OR([.B30]=&quot;&quot;))AND(([.E30]=&quot;Default&quot;)OR([.E30]=&quot;&quot;)); &quot;X&quot;; &quot;&quot;)">
            <text:p/>
          </table:table-cell>
          <table:table-cell/>
          <table:table-cell office:value-type="string" calcext:value-type="string">
            <text:p>(Transparent)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Defined Literals (Raw)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1]=&quot;Default&quot;)OR([.B31]=&quot;&quot;))AND(([.E31]=&quot;Default&quot;)OR([.E31]=&quot;&quot;)); &quot;X&quot;; &quot;&quot;)">
            <text:p/>
          </table:table-cell>
          <table:table-cell/>
          <table:table-cell office:value-type="string" calcext:value-type="string">
            <text:p>(Transparent)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Defined Literals (String)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2]=&quot;Default&quot;)OR([.B32]=&quot;&quot;))AND(([.E32]=&quot;Default&quot;)OR([.E32]=&quot;&quot;)); &quot;X&quot;; &quot;&quot;)">
            <text:p/>
          </table:table-cell>
          <table:table-cell/>
          <table:table-cell office:value-type="string" calcext:value-type="string">
            <text:p>(Transparent)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Typ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3]=&quot;Default&quot;)OR([.B33]=&quot;&quot;))AND(([.E33]=&quot;Default&quot;)OR([.E33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Types (Generic Types)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4]=&quot;Default&quot;)OR([.B34]=&quot;&quot;))AND(([.E34]=&quot;Default&quot;)OR([.E34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Types (References Types)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5]=&quot;Default&quot;)OR([.B35]=&quot;&quot;))AND(([.E35]=&quot;Default&quot;)OR([.E35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Types (Value Types)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6]=&quot;Default&quot;)OR([.B36]=&quot;&quot;))AND(([.E36]=&quot;Default&quot;)OR([.E36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Variable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7]=&quot;Default&quot;)OR([.B37]=&quot;&quot;))AND(([.E37]=&quot;Default&quot;)OR([.E37]=&quot;&quot;)); &quot;X&quot;; &quot;&quot;)">
            <text:p/>
          </table:table-cell>
          <table:table-cell/>
          <table:table-cell office:value-type="string" calcext:value-type="string">
            <text:p>(Transparent)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ommen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8]=&quot;Default&quot;)OR([.B38]=&quot;&quot;))AND(([.E38]=&quot;Default&quot;)OR([.E38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SS Commen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9]=&quot;Default&quot;)OR([.B39]=&quot;&quot;))AND(([.E39]=&quot;Default&quot;)OR([.E39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SS Keyword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0]=&quot;Default&quot;)OR([.B40]=&quot;&quot;))AND(([.E40]=&quot;Default&quot;)OR([.E40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SS Property Name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1]=&quot;Default&quot;)OR([.B41]=&quot;&quot;))AND(([.E41]=&quot;Default&quot;)OR([.E41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SS Property Value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2]=&quot;Default&quot;)OR([.B42]=&quot;&quot;))AND(([.E42]=&quot;Default&quot;)OR([.E42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SS Selector</text:p>
          </table:table-cell>
          <table:table-cell office:value-type="float" office:value="233" calcext:value-type="float">
            <text:p>233</text:p>
          </table:table-cell>
          <table:table-cell office:value-type="float" office:value="213" calcext:value-type="float">
            <text:p>21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3]=&quot;Default&quot;)OR([.B43]=&quot;&quot;))AND(([.E43]=&quot;Default&quot;)OR([.E43]=&quot;&quot;)); &quot;X&quot;; &quot;&quot;)">
            <text:p/>
          </table:table-cell>
          <table:table-cell/>
          <table:table-cell office:value-type="string" calcext:value-type="string">
            <text:p>Caution-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SS String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4]=&quot;Default&quot;)OR([.B44]=&quot;&quot;))AND(([.E44]=&quot;Default&quot;)OR([.E44]=&quot;&quot;)); &quot;X&quot;; &quot;&quot;)">
            <text:p/>
          </table:table-cell>
          <table:table-cell/>
          <table:table-cell office:value-type="string" calcext:value-type="string">
            <text:p>String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Excluded Code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5]=&quot;Default&quot;)OR([.B45]=&quot;&quot;))AND(([.E45]=&quot;Default&quot;)OR([.E45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# Disposable Type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6]=&quot;Default&quot;)OR([.B46]=&quot;&quot;))AND(([.E46]=&quot;Default&quot;)OR([.E46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# Disposable Values (locals)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7]=&quot;Default&quot;)OR([.B47]=&quot;&quot;))AND(([.E47]=&quot;Default&quot;)OR([.E47]=&quot;&quot;)); &quot;X&quot;; &quot;&quot;)">
            <text:p/>
          </table:table-cell>
          <table:table-cell/>
          <table:table-cell office:value-type="string" calcext:value-type="string">
            <text:p>Caution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# Disposable Values (top-level)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8]=&quot;Default&quot;)OR([.B48]=&quot;&quot;))AND(([.E48]=&quot;Default&quot;)OR([.E48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#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9]=&quot;Default&quot;)OR([.B49]=&quot;&quot;))AND(([.E49]=&quot;Default&quot;)OR([.E49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# Mutable Variables / Reference Call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50]=&quot;Default&quot;)OR([.B50]=&quot;&quot;))AND(([.E50]=&quot;Default&quot;)OR([.E50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Caution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# Printf Format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51]=&quot;Default&quot;)OR([.B51]=&quot;&quot;))AND(([.E51]=&quot;Default&quot;)OR([.E51]=&quot;&quot;)); &quot;X&quot;; &quot;&quot;)">
            <text:p/>
          </table:table-cell>
          <table:table-cell/>
          <table:table-cell office:value-type="string" calcext:value-type="string">
            <text:p>String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ind Match Highlight</text:p>
          </table:table-cell>
          <table:table-cell table:number-columns-spanned="3" table:number-rows-spanned="1"/>
          <table:covered-table-cell table:number-columns-repeated="2"/>
          <table:table-cell office:value-type="float" office:value="255" calcext:value-type="float">
            <text:p>255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table:style-name="ce15" table:formula="of:=IF((([.B52]=&quot;Default&quot;)OR([.B52]=&quot;&quot;))AND(([.E52]=&quot;Default&quot;)OR([.E52]=&quot;&quot;)); &quot;X&quot;; &quot;&quot;)">
            <text:p/>
          </table:table-cell>
          <table:table-cell/>
          <table:table-cell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ind Scope Highlight</text:p>
          </table:table-cell>
          <table:table-cell table:number-columns-spanned="3" table:number-rows-spanned="1"/>
          <table:covered-table-cell table:number-columns-repeated="2"/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table:style-name="ce15" table:formula="of:=IF((([.B53]=&quot;Default&quot;)OR([.B53]=&quot;&quot;))AND(([.E53]=&quot;Default&quot;)OR([.E53]=&quot;&quot;)); &quot;X&quot;; &quot;&quot;)">
            <text:p/>
          </table:table-cell>
          <table:table-cell/>
          <table:table-cell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ighlighted Definition</text:p>
          </table:table-cell>
          <table:table-cell table:number-columns-repeated="6" office:value-type="float" office:value="80" calcext:value-type="float">
            <text:p>80</text:p>
          </table:table-cell>
          <table:table-cell table:style-name="ce15" table:formula="of:=IF((([.B54]=&quot;Default&quot;)OR([.B54]=&quot;&quot;))AND(([.E54]=&quot;Default&quot;)OR([.E54]=&quot;&quot;)); &quot;X&quot;; &quot;&quot;)">
            <text:p/>
          </table:table-cell>
          <table:table-cell/>
          <table:table-cell office:value-type="string" calcext:value-type="string">
            <text:p>Muted-Highligh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ighlighted Reference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table:number-columns-repeated="3" office:value-type="float" office:value="80" calcext:value-type="float">
            <text:p>80</text:p>
          </table:table-cell>
          <table:table-cell table:style-name="ce15" table:formula="of:=IF((([.B55]=&quot;Default&quot;)OR([.B55]=&quot;&quot;))AND(([.E55]=&quot;Default&quot;)OR([.E55]=&quot;&quot;)); &quot;X&quot;; &quot;&quot;)">
            <text:p/>
          </table:table-cell>
          <table:table-cell/>
          <table:table-cell office:value-type="string" calcext:value-type="string">
            <text:p>Muted-Highligh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ighlighted Written Reference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table:number-columns-repeated="3" office:value-type="float" office:value="80" calcext:value-type="float">
            <text:p>80</text:p>
          </table:table-cell>
          <table:table-cell table:style-name="ce15" table:formula="of:=IF((([.B56]=&quot;Default&quot;)OR([.B56]=&quot;&quot;))AND(([.E56]=&quot;Default&quot;)OR([.E56]=&quot;&quot;)); &quot;X&quot;; &quot;&quot;)">
            <text:p/>
          </table:table-cell>
          <table:table-cell/>
          <table:table-cell office:value-type="string" calcext:value-type="string">
            <text:p>Muted-Highligh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Attribute Name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57]=&quot;Default&quot;)OR([.B57]=&quot;&quot;))AND(([.E57]=&quot;Default&quot;)OR([.E57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Attribute Value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58]=&quot;Default&quot;)OR([.B58]=&quot;&quot;))AND(([.E58]=&quot;Default&quot;)OR([.E58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Client Template Separator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59]=&quot;Default&quot;)OR([.B59]=&quot;&quot;))AND(([.E59]=&quot;Default&quot;)OR([.E59]=&quot;&quot;)); &quot;X&quot;; &quot;&quot;)" office:value-type="string" office:string-value="X" calcext:value-type="string">
            <text:p>X</text:p>
          </table:table-cell>
          <table:table-cell office:value-type="string" calcext:value-type="string">
            <text:p>Uncheck</text:p>
          </table:table-cell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Client Template Tag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0]=&quot;Default&quot;)OR([.B60]=&quot;&quot;))AND(([.E60]=&quot;Default&quot;)OR([.E60]=&quot;&quot;)); &quot;X&quot;; &quot;&quot;)">
            <text:p/>
          </table:table-cell>
          <table:table-cell office:value-type="string" calcext:value-type="string">
            <text:p>Uncheck</text:p>
          </table:table-cell>
          <table:table-cell office:value-type="string" calcext:value-type="string">
            <text:p>String-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Client Template Value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1]=&quot;Default&quot;)OR([.B61]=&quot;&quot;))AND(([.E61]=&quot;Default&quot;)OR([.E61]=&quot;&quot;)); &quot;X&quot;; &quot;&quot;)">
            <text:p/>
          </table:table-cell>
          <table:table-cell/>
          <table:table-cell office:value-type="string" calcext:value-type="string">
            <text:p>String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Commen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2]=&quot;Default&quot;)OR([.B62]=&quot;&quot;))AND(([.E62]=&quot;Default&quot;)OR([.E62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Element Name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3]=&quot;Default&quot;)OR([.B63]=&quot;&quot;))AND(([.E63]=&quot;Default&quot;)OR([.E63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Entity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4]=&quot;Default&quot;)OR([.B64]=&quot;&quot;))AND(([.E64]=&quot;Default&quot;)OR([.E64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Operator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5]=&quot;Default&quot;)OR([.B65]=&quot;&quot;))AND(([.E65]=&quot;Default&quot;)OR([.E65]=&quot;&quot;)); &quot;X&quot;; &quot;&quot;)">
            <text:p/>
          </table:table-cell>
          <table:table-cell/>
          <table:table-cell office:value-type="string" calcext:value-type="string">
            <text:p>Muted-Delimiter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Tag Delimiter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6]=&quot;Default&quot;)OR([.B66]=&quot;&quot;))AND(([.E66]=&quot;Default&quot;)OR([.E66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Muted-Delimiter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Identifier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7]=&quot;Default&quot;)OR([.B67]=&quot;&quot;))AND(([.E67]=&quot;Default&quot;)OR([.E67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Inline Rename Field Text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style-name="ce15" table:formula="of:=IF((([.B68]=&quot;Default&quot;)OR([.B68]=&quot;&quot;))AND(([.E68]=&quot;Default&quot;)OR([.E68]=&quot;&quot;)); &quot;X&quot;; &quot;&quot;)">
            <text:p/>
          </table:table-cell>
          <table:table-cell/>
          <table:table-cell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JSON Property Name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254" calcext:value-type="float">
            <text:p>25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9]=&quot;Default&quot;)OR([.B69]=&quot;&quot;))AND(([.E69]=&quot;Default&quot;)OR([.E69]=&quot;&quot;)); &quot;X&quot;; &quot;&quot;)">
            <text:p/>
          </table:table-cell>
          <table:table-cell/>
          <table:table-cell office:value-type="string" calcext:value-type="string">
            <text:p>Keyword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Keyword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0]=&quot;Default&quot;)OR([.B70]=&quot;&quot;))AND(([.E70]=&quot;Default&quot;)OR([.E70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Keyword – Control</text:p>
          </table:table-cell>
          <table:table-cell office:value-type="float" office:value="86" calcext:value-type="float">
            <text:p>86</text:p>
          </table:table-cell>
          <table:table-cell office:value-type="float" office:value="156" calcext:value-type="float">
            <text:p>15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1]=&quot;Default&quot;)OR([.B71]=&quot;&quot;))AND(([.E71]=&quot;Default&quot;)OR([.E71]=&quot;&quot;)); &quot;X&quot;; &quot;&quot;)">
            <text:p/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Literal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2]=&quot;Default&quot;)OR([.B72]=&quot;&quot;))AND(([.E72]=&quot;Default&quot;)OR([.E72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Number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3]=&quot;Default&quot;)OR([.B73]=&quot;&quot;))AND(([.E73]=&quot;Default&quot;)OR([.E73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Numeric-Literal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Operator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4]=&quot;Default&quot;)OR([.B74]=&quot;&quot;))AND(([.E74]=&quot;Default&quot;)OR([.E74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Operator – Overloaded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5]=&quot;Default&quot;)OR([.B75]=&quot;&quot;))AND(([.E75]=&quot;Default&quot;)OR([.E75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reprocessor Keyword</text:p>
          </table:table-cell>
          <table:table-cell table:number-columns-repeated="3" table:style-name="Default" office:value-type="float" office:value="160" calcext:value-type="float">
            <text:p>160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6]=&quot;Default&quot;)OR([.B76]=&quot;&quot;))AND(([.E76]=&quot;Default&quot;)OR([.E76]=&quot;&quot;)); &quot;X&quot;; &quot;&quot;)">
            <text:p/>
          </table:table-cell>
          <table:table-cell/>
          <table:table-cell office:value-type="string" calcext:value-type="string">
            <text:p>Muted-Preprocessor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CSS Mixin Declaration</text:p>
          </table:table-cell>
          <table:table-cell office:value-type="float" office:value="124" calcext:value-type="float">
            <text:p>124</text:p>
          </table:table-cell>
          <table:table-cell office:value-type="float" office:value="216" calcext:value-type="float">
            <text:p>21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7]=&quot;Default&quot;)OR([.B77]=&quot;&quot;))AND(([.E77]=&quot;Default&quot;)OR([.E77]=&quot;&quot;)); &quot;X&quot;; &quot;&quot;)">
            <text:p/>
          </table:table-cell>
          <table:table-cell/>
          <table:table-cell office:value-type="string" calcext:value-type="string">
            <text:p>Type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CSS Mixin Reference</text:p>
          </table:table-cell>
          <table:table-cell office:value-type="float" office:value="124" calcext:value-type="float">
            <text:p>124</text:p>
          </table:table-cell>
          <table:table-cell office:value-type="float" office:value="216" calcext:value-type="float">
            <text:p>21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8]=&quot;Default&quot;)OR([.B78]=&quot;&quot;))AND(([.E78]=&quot;Default&quot;)OR([.E78]=&quot;&quot;)); &quot;X&quot;; &quot;&quot;)">
            <text:p/>
          </table:table-cell>
          <table:table-cell/>
          <table:table-cell office:value-type="string" calcext:value-type="string">
            <text:p>Type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CSS Variable Declaration</text:p>
          </table:table-cell>
          <table:table-cell office:value-type="float" office:value="214" calcext:value-type="float">
            <text:p>214</text:p>
          </table:table-cell>
          <table:table-cell office:value-type="float" office:value="157" calcext:value-type="float">
            <text:p>15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9]=&quot;Default&quot;)OR([.B79]=&quot;&quot;))AND(([.E79]=&quot;Default&quot;)OR([.E79]=&quot;&quot;)); &quot;X&quot;; &quot;&quot;)">
            <text:p/>
          </table:table-cell>
          <table:table-cell/>
          <table:table-cell office:value-type="string" calcext:value-type="string">
            <text:p>Variable-Al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CSS Variable Reference</text:p>
          </table:table-cell>
          <table:table-cell office:value-type="float" office:value="214" calcext:value-type="float">
            <text:p>214</text:p>
          </table:table-cell>
          <table:table-cell office:value-type="float" office:value="157" calcext:value-type="float">
            <text:p>15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0]=&quot;Default&quot;)OR([.B80]=&quot;&quot;))AND(([.E80]=&quot;Default&quot;)OR([.E80]=&quot;&quot;)); &quot;X&quot;; &quot;&quot;)">
            <text:p/>
          </table:table-cell>
          <table:table-cell/>
          <table:table-cell office:value-type="string" calcext:value-type="string">
            <text:p>Variable-Al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tring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1]=&quot;Default&quot;)OR([.B81]=&quot;&quot;))AND(([.E81]=&quot;Default&quot;)OR([.E81]=&quot;&quot;)); &quot;X&quot;; &quot;&quot;)">
            <text:p/>
          </table:table-cell>
          <table:table-cell/>
          <table:table-cell office:value-type="string" calcext:value-type="string">
            <text:p>String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tring – Escape Character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2]=&quot;Default&quot;)OR([.B82]=&quot;&quot;))AND(([.E82]=&quot;Default&quot;)OR([.E82]=&quot;&quot;)); &quot;X&quot;; &quot;&quot;)">
            <text:p/>
          </table:table-cell>
          <table:table-cell/>
          <table:table-cell office:value-type="string" calcext:value-type="string">
            <text:p>String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tring – Verbatim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3]=&quot;Default&quot;)OR([.B83]=&quot;&quot;))AND(([.E83]=&quot;Default&quot;)OR([.E83]=&quot;&quot;)); &quot;X&quot;; &quot;&quot;)">
            <text:p/>
          </table:table-cell>
          <table:table-cell/>
          <table:table-cell office:value-type="string" calcext:value-type="string">
            <text:p>String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yntax Err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spanned="3" table:number-rows-spanned="1"/>
          <table:covered-table-cell table:number-columns-repeated="2"/>
          <table:table-cell table:style-name="ce15"/>
          <table:table-cell/>
          <table:table-cell office:value-type="string" calcext:value-type="string">
            <text:p>Squiggles-Red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rack Changes after save</text:p>
          </table:table-cell>
          <table:table-cell table:number-columns-spanned="3" table:number-rows-spanned="1"/>
          <table:covered-table-cell table:number-columns-repeated="2"/>
          <table:table-cell table:number-columns-repeated="3" office:value-type="float" office:value="96" calcext:value-type="float">
            <text:p>96</text:p>
          </table:table-cell>
          <table:table-cell table:style-name="ce15" table:formula="of:=IF((([.B85]=&quot;Default&quot;)OR([.B85]=&quot;&quot;))AND(([.E85]=&quot;Default&quot;)OR([.E85]=&quot;&quot;)); &quot;X&quot;; &quot;&quot;)">
            <text:p/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Track Changes before save</text:p>
          </table:table-cell>
          <table:table-cell table:number-columns-spanned="3" table:number-rows-spanned="1"/>
          <table:covered-table-cell table:number-columns-repeated="2"/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5" table:formula="of:=IF((([.B86]=&quot;Default&quot;)OR([.B86]=&quot;&quot;))AND(([.E86]=&quot;Default&quot;)OR([.E86]=&quot;&quot;)); &quot;X&quot;; &quot;&quot;)">
            <text:p/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Track reverted changes</text:p>
          </table:table-cell>
          <table:table-cell table:number-columns-spanned="3" table:number-rows-spanned="1"/>
          <table:covered-table-cell table:number-columns-repeated="2"/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255" calcext:value-type="float">
            <text:p>255</text:p>
          </table:table-cell>
          <table:table-cell table:style-name="ce15" table:formula="of:=IF((([.B87]=&quot;Default&quot;)OR([.B87]=&quot;&quot;))AND(([.E87]=&quot;Default&quot;)OR([.E87]=&quot;&quot;)); &quot;X&quot;; &quot;&quot;)">
            <text:p/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8]=&quot;Default&quot;)OR([.B88]=&quot;&quot;))AND(([.E88]=&quot;Default&quot;)OR([.E88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Constant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9]=&quot;Default&quot;)OR([.B89]=&quot;&quot;))AND(([.E89]=&quot;Default&quot;)OR([.E89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Enum Member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0]=&quot;Default&quot;)OR([.B90]=&quot;&quot;))AND(([.E90]=&quot;Default&quot;)OR([.E90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Event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1]=&quot;Default&quot;)OR([.B91]=&quot;&quot;))AND(([.E91]=&quot;Default&quot;)OR([.E91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Extension Method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2]=&quot;Default&quot;)OR([.B92]=&quot;&quot;))AND(([.E92]=&quot;Default&quot;)OR([.E92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Field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3]=&quot;Default&quot;)OR([.B93]=&quot;&quot;))AND(([.E93]=&quot;Default&quot;)OR([.E93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Label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4]=&quot;Default&quot;)OR([.B94]=&quot;&quot;))AND(([.E94]=&quot;Default&quot;)OR([.E94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Local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5]=&quot;Default&quot;)OR([.B95]=&quot;&quot;))AND(([.E95]=&quot;Default&quot;)OR([.E95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Method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6]=&quot;Default&quot;)OR([.B96]=&quot;&quot;))AND(([.E96]=&quot;Default&quot;)OR([.E96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Namespac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7]=&quot;Default&quot;)OR([.B97]=&quot;&quot;))AND(([.E97]=&quot;Default&quot;)OR([.E97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Parameter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8]=&quot;Default&quot;)OR([.B98]=&quot;&quot;))AND(([.E98]=&quot;Default&quot;)OR([.E98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Properti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9]=&quot;Default&quot;)OR([.B99]=&quot;&quot;))AND(([.E99]=&quot;Default&quot;)OR([.E99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Class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0]=&quot;Default&quot;)OR([.B100]=&quot;&quot;))AND(([.E100]=&quot;Default&quot;)OR([.E100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Delegat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1]=&quot;Default&quot;)OR([.B101]=&quot;&quot;))AND(([.E101]=&quot;Default&quot;)OR([.E101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Enum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2]=&quot;Default&quot;)OR([.B102]=&quot;&quot;))AND(([.E102]=&quot;Default&quot;)OR([.E102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Interface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3]=&quot;Default&quot;)OR([.B103]=&quot;&quot;))AND(([.E103]=&quot;Default&quot;)OR([.E103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Modul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4]=&quot;Default&quot;)OR([.B104]=&quot;&quot;))AND(([.E104]=&quot;Default&quot;)OR([.E104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Record Struct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5]=&quot;Default&quot;)OR([.B105]=&quot;&quot;))AND(([.E105]=&quot;Default&quot;)OR([.E105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Record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6]=&quot;Default&quot;)OR([.B106]=&quot;&quot;))AND(([.E106]=&quot;Default&quot;)OR([.E106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Structure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7]=&quot;Default&quot;)OR([.B107]=&quot;&quot;))AND(([.E107]=&quot;Default&quot;)OR([.E107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Type Parameter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8]=&quot;Default&quot;)OR([.B108]=&quot;&quot;))AND(([.E108]=&quot;Default&quot;)OR([.E108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arning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style-name="ce15" table:formula="of:=IF((([.B109]=&quot;Default&quot;)OR([.B109]=&quot;&quot;))AND(([.E109]=&quot;Default&quot;)OR([.E109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Squiggles-Green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Attribute</text:p>
          </table:table-cell>
          <table:table-cell office:value-type="float" office:value="156" calcext:value-type="float">
            <text:p>156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0]=&quot;Default&quot;)OR([.B110]=&quot;&quot;))AND(([.E110]=&quot;Default&quot;)OR([.E110]=&quot;&quot;)); &quot;X&quot;; &quot;&quot;)">
            <text:p/>
          </table:table-cell>
          <table:table-cell/>
          <table:table-cell office:value-type="string" calcext:value-type="string">
            <text:p>Keyword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Attribute Quote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1]=&quot;Default&quot;)OR([.B111]=&quot;&quot;))AND(([.E111]=&quot;Default&quot;)OR([.E111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Attribute Value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2]=&quot;Default&quot;)OR([.B112]=&quot;&quot;))AND(([.E112]=&quot;Default&quot;)OR([.E112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CData Section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3]=&quot;Default&quot;)OR([.B113]=&quot;&quot;))AND(([.E113]=&quot;Default&quot;)OR([.E113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Caution-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Commen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4]=&quot;Default&quot;)OR([.B114]=&quot;&quot;))AND(([.E114]=&quot;Default&quot;)OR([.E114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elimiter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5]=&quot;Default&quot;)OR([.B115]=&quot;&quot;))AND(([.E115]=&quot;Default&quot;)OR([.E115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Muted-Delimiter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6]=&quot;Default&quot;)OR([.B116]=&quot;&quot;))AND(([.E116]=&quot;Default&quot;)OR([.E116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Attribute Name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7]=&quot;Default&quot;)OR([.B117]=&quot;&quot;))AND(([.E117]=&quot;Default&quot;)OR([.E117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Attribute Quotes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8]=&quot;Default&quot;)OR([.B118]=&quot;&quot;))AND(([.E118]=&quot;Default&quot;)OR([.E118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Attribute Value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9]=&quot;Default&quot;)OR([.B119]=&quot;&quot;))AND(([.E119]=&quot;Default&quot;)OR([.E119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CData Section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0]=&quot;Default&quot;)OR([.B120]=&quot;&quot;))AND(([.E120]=&quot;Default&quot;)OR([.E120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Commen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1]=&quot;Default&quot;)OR([.B121]=&quot;&quot;))AND(([.E121]=&quot;Default&quot;)OR([.E121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Delimiter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2]=&quot;Default&quot;)OR([.B122]=&quot;&quot;))AND(([.E122]=&quot;Default&quot;)OR([.E122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Entity Reference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3]=&quot;Default&quot;)OR([.B123]=&quot;&quot;))AND(([.E123]=&quot;Default&quot;)OR([.E123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Name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4]=&quot;Default&quot;)OR([.B124]=&quot;&quot;))AND(([.E124]=&quot;Default&quot;)OR([.E124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Processing Instruction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5]=&quot;Default&quot;)OR([.B125]=&quot;&quot;))AND(([.E125]=&quot;Default&quot;)OR([.E125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Tex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6]=&quot;Default&quot;)OR([.B126]=&quot;&quot;))AND(([.E126]=&quot;Default&quot;)OR([.E126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Tag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7]=&quot;Default&quot;)OR([.B127]=&quot;&quot;))AND(([.E127]=&quot;Default&quot;)OR([.E127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Keyword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8]=&quot;Default&quot;)OR([.B128]=&quot;&quot;))AND(([.E128]=&quot;Default&quot;)OR([.E128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Name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9]=&quot;Default&quot;)OR([.B129]=&quot;&quot;))AND(([.E129]=&quot;Default&quot;)OR([.E129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Processing Instruction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30]=&quot;Default&quot;)OR([.B130]=&quot;&quot;))AND(([.E130]=&quot;Default&quot;)OR([.E130]=&quot;&quot;)); &quot;X&quot;; &quot;&quot;)">
            <text:p/>
          </table:table-cell>
          <table:table-cell/>
          <table:table-cell office:value-type="string" calcext:value-type="string">
            <text:p>String-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Text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31]=&quot;Default&quot;)OR([.B131]=&quot;&quot;))AND(([.E131]=&quot;Default&quot;)OR([.E131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SLT Keyword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32]=&quot;Default&quot;)OR([.B132]=&quot;&quot;))AND(([.E132]=&quot;Default&quot;)OR([.E132]=&quot;&quot;)); &quot;X&quot;; &quot;&quot;)">
            <text:p/>
          </table:table-cell>
          <table:table-cell/>
          <table:table-cell office:value-type="string" calcext:value-type="string">
            <text:p>String-3</text:p>
          </table:table-cell>
          <table:table-cell table:number-columns-repeated="1004"/>
        </table:table-row>
        <table:table-row table:style-name="ro2" table:number-rows-repeated="1048443">
          <table:table-cell table:number-columns-repeated="1014"/>
        </table:table-row>
        <table:table-row table:style-name="ro2">
          <table:table-cell table:number-columns-repeated="1014"/>
        </table:table-row>
      </table:table>
      <table:named-expressions/>
      <table:database-ranges>
        <table:database-range table:name="__Anonymous_Sheet_DB__0" table:target-range-address="Categories.A1:Categories.A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Text Editor v2'.A1:'Text Editor v2'.J132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/>
    <style:font-face style:name="Consolas" svg:font-family="Consolas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style:font-name="Consolas" fo:font-family="Consolas" style:font-style-name="Regular" style:font-family-generic="modern" style:font-pitch="fixed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Consolas" fo:font-family="Consolas" style:font-style-name="Regular" style:font-family-generic="modern" style:font-pitch="fixe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3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8">00/00/0000</text:date>, <text:time style:data-style-name="N2" text:time-value="14:50:34.2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20T20:52:12.227000000</meta:creation-date>
    <dc:date>2024-07-28T14:52:13.086000000</dc:date>
    <meta:editing-duration>P3DT50M40S</meta:editing-duration>
    <meta:editing-cycles>591</meta:editing-cycles>
    <meta:generator>LibreOffice/24.2.4.2$Windows_X86_64 LibreOffice_project/51a6219feb6075d9a4c46691dcfe0cd9c4fff3c2</meta:generator>
    <meta:document-statistic meta:table-count="3" meta:cell-count="1161" meta:object-count="0"/>
  </office:meta>
</office:document-meta>
</file>